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9cm"/>
    </style:style>
    <style:style style:name="co3" style:family="table-column">
      <style:table-column-properties fo:break-before="auto" style:column-width="20.8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Message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gui.components.CommandSuggestions.SuggestionsList.render(net.minecraft.client.gui.GuiGraphics, int, int)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Cannot cast int to com.mojang.brigadier.Message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model.geom.ModelPart.visit(com.mojang.blaze3d.vertex.PoseStack, net.minecraft.client.model.geom.ModelPart.Visitor, java.lang.String)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annot cast int to java.lang.String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java.util.List net.minecraft.world.level.levelgen.feature.trunkplacers.CherryTrunkPlacer.placeTrunk(net.minecraft.world.level.LevelSimulatedReader, java.util.function.BiConsumer, net.minecraft.util.RandomSource, int, net.minecraft.core.BlockPos, net.minecraft.world.level.levelgen.feature.configurations.TreeConfiguration)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Cannot cast int to java.util.ArrayLis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world.level.levelgen.feature.foliageplacers.FoliagePlacer.FoliageAttachment net.minecraft.world.level.levelgen.feature.trunkplacers.CherryTrunkPlacer.generateBranch(net.minecraft.world.level.LevelSimulatedReader, java.util.function.BiConsumer, net.minecraft.util.RandomSource, int, net.minecraft.core.BlockPos, net.minecraft.world.level.levelgen.feature.configurations.TreeConfiguration, java.util.function.Function, net.minecraft.core.Direction, int, boolean, net.minecraft.core.BlockPos.MutableBlockPos)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annot cast int to net.minecraft.core.Direction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world.level.saveddata.maps.MapItemSavedData net.minecraft.world.level.saveddata.maps.MapItemSavedData.load(net.minecraft.nbt.CompoundTag)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annot cast int to net.minecraft.nbt.ListTag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level.saveddata.maps.MapItemSavedData.tickCarriedBy(net.minecraft.world.entity.player.Player, net.minecraft.world.item.ItemStack)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Cannot cast int to net.minecraft.world.entity.decoration.ItemFrame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level.levelgen.feature.trunkplacers.UpwardsBranchingTrunkPlacer.placeBranch(net.minecraft.world.level.LevelSimulatedReader, java.util.function.BiConsumer, net.minecraft.util.RandomSource, int, net.minecraft.world.level.levelgen.feature.configurations.TreeConfiguration, java.util.List, net.minecraft.core.BlockPos.MutableBlockPos, int, net.minecraft.core.Direction, int, int)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annot cast int to net.minecraft.core.BlockPos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int net.minecraft.server.commands.ClearInventoryCommands.clearInventory(net.minecraft.commands.CommandSourceStack, java.util.Collection, java.util.function.Predicate, int)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annot cast java.util.Iterator to in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network.chat.Component net.minecraft.server.commands.ClearInventoryCommands.lambda$clearInventory$12(int, java.util.Collection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nnot cast java.util.Iterator to (int char short byte)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network.chat.Component net.minecraft.server.commands.ClearInventoryCommands.lambda$clearInventory$11(int, java.util.Collection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nnot cast java.util.Iterator to (int char short byte)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network.chat.Component net.minecraft.server.commands.ClearInventoryCommands.lambda$clearInventory$10(int, java.util.Collection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nnot cast java.util.Iterator to (int char short byte)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network.chat.Component net.minecraft.server.commands.ClearInventoryCommands.lambda$clearInventory$9(int, java.util.Collection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nnot cast java.util.Iterator to (int char short byte)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boolean net.minecraft.world.level.levelgen.feature.MonsterRoomFeature.place(net.minecraft.world.level.levelgen.feature.FeaturePlaceContext)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Cannot cast int to net.minecraft.world.level.block.entity.BlockEntity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boolean net.minecraft.world.level.levelgen.feature.EndPodiumFeature.place(net.minecraft.world.level.levelgen.feature.FeaturePlaceContext)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Cannot cast java.util.Iterator to (int char short byte boolean)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int net.minecraft.world.level.pathfinder.SwimNodeEvaluator.getNeighbors(net.minecraft.world.level.pathfinder.Node[], net.minecraft.world.level.pathfinder.Node)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annot cast int to net.minecraft.core.Direction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world.level.pathfinder.BlockPathTypes net.minecraft.world.level.pathfinder.SwimNodeEvaluator.getBlockPathType(net.minecraft.world.level.BlockGetter, int, int, int, net.minecraft.world.entity.Mob)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annot cast int to net.minecraft.world.level.block.state.BlockState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gui.screens.inventory.BeaconScreen.init()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Cannot cast int to net.minecraft.client.gui.screens.inventory.BeaconScreen.BeaconUpgradePowerButton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java.util.List com.mojang.realmsclient.client.Ping.ping(com.mojang.realmsclient.client.Ping.Region[])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nnot cast int to com.mojang.realmsclient.client.Ping.Region[]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level.chunk.LevelChunk.&lt;init&gt;(net.minecraft.server.level.ServerLevel, net.minecraft.world.level.chunk.ProtoChunk, net.minecraft.world.level.chunk.LevelChunk.PostLoadProcessor)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annot cast java.util.Iterator to (int char short byte boolean)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level.chunk.LevelChunk.postProcessGeneration()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annot cast int to com.google.common.collect.UnmodifiableIterator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level.levelgen.synth.PerlinSimplexNoise.&lt;init&gt;(net.minecraft.util.RandomSource, it.unimi.dsi.fastutil.ints.IntSortedSet)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annot cast int to long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commands.arguments.selector.EntitySelector net.minecraft.commands.arguments.selector.EntitySelectorParser.getSelector()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annot cast double to java.util.function.Function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client.model.geom.builders.LayerDefinition net.minecraft.client.model.GuardianModel.createBodyLayer()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annot cast int to net.minecraft.client.model.geom.builders.PartDefinition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java.util.List net.minecraft.server.ServerScoreboard.getStartTrackingPackets(net.minecraft.world.scores.Objective)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annot cast int to net.minecraft.world.scores.Score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world.item.ItemStack net.minecraft.world.item.crafting.RepairItemRecipe.assemble(net.minecraft.world.inventory.CraftingContainer, net.minecraft.core.RegistryAccess)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Cannot cast int to net.minecraft.world.item.ItemStack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renderer.block.ModelBlockRenderer.calculateShape(net.minecraft.world.level.BlockAndTintGetter, net.minecraft.world.level.block.state.BlockState, net.minecraft.core.BlockPos, int[], net.minecraft.core.Direction, float[], java.util.BitSet)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Cannot cast int to floa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util.CubicSpline.Multipoint net.minecraft.util.CubicSpline.Multipoint.create(net.minecraft.util.ToFloatFunction, float[], java.util.List, float[])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Cannot cast java.util.Iterator to (int char short byte boolean)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network.chat.Component net.minecraft.server.commands.DebugCommand.lambda$stop$6(double, net.minecraft.util.profiling.ProfileResults, double)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annot cast double to net.minecraft.util.profiling.ProfileResults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inventory.EnchantmentMenu.lambda$slotsChanged$0(net.minecraft.world.item.ItemStack, net.minecraft.world.level.Level, net.minecraft.core.BlockPos)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Cannot cast java.util.Iterator to (int char short byte boolean)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boolean net.minecraft.world.level.levelgen.feature.BlueIceFeature.place(net.minecraft.world.level.levelgen.feature.FeaturePlaceContext)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Cannot cast net.minecraft.core.Direction[] to (int char short byte boolean)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world.item.ItemStack net.minecraft.world.item.crafting.ShulkerBoxColoring.assemble(net.minecraft.world.inventory.CraftingContainer, net.minecraft.core.RegistryAccess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nnot cast int to net.minecraft.world.item.ItemStack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world.level.pathfinder.Path net.minecraft.world.level.pathfinder.PathFinder.findPath(net.minecraft.util.profiling.ProfilerFiller, net.minecraft.world.level.pathfinder.Node, java.util.Map, float, int, float)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annot cast java.util.Iterator to in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boolean net.minecraft.server.dedicated.DedicatedServer.convertOldUsers(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Cannot cast int to boolean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com.mojang.serialization.Dynamic[] net.minecraft.util.datafix.fixes.ChunkHeightAndBiomeFix.getBiomeContainers(com.mojang.serialization.Dynamic, boolean, int, org.apache.commons.lang3.mutable.MutableBoolean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Cannot cast int to com.mojang.serialization.Dynamic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com.mojang.serialization.Dynamic net.minecraft.util.datafix.fixes.ChunkHeightAndBiomeFix.updateChunkTag(com.mojang.serialization.Dynamic, boolean, boolean, boolean, java.util.function.Supplier)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Cannot cast int to com.mojang.serialization.Dynamic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com.mojang.serialization.Dynamic net.minecraft.util.datafix.fixes.ChunkHeightAndBiomeFix.makeBiomeContainer(com.mojang.serialization.Dynamic, it.unimi.dsi.fastutil.ints.Int2IntFunction)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annot cast int to com.mojang.serialization.Dynamic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network.chat.LastSeenMessagesTracker.Update net.minecraft.network.chat.LastSeenMessagesTracker.generateAndApplyUpdate()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annot cast int to net.minecraft.network.chat.LastSeenMessages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java.util.Optional net.minecraft.world.level.levelgen.structure.structures.RuinedPortalStructure.findGenerationPoint(net.minecraft.world.level.levelgen.structure.Structure.GenerationContext)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Cannot cast java.util.Iterator to floa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util.worldupdate.WorldUpgrader.work()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Cannot cast java.util.Iterator to floa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gui.components.PlayerTabOverlay.render(net.minecraft.client.gui.GuiGraphics, int, net.minecraft.world.scores.Scoreboard, net.minecraft.world.scores.Objective)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Cannot cast java.util.Iterator to int</text:p>
          </table:table-cell>
        </table:table-row>
        <table:table-row table:style-name="ro1">
          <table:table-cell/>
          <table:table-cell office:value-type="string" calcext:value-type="string">
            <text:p>DecompilationException</text:p>
          </table:table-cell>
          <table:table-cell office:value-type="string" calcext:value-type="string">
            <text:p>In method void net.minecraft.world.level.chunk.CarvingMask.&lt;init&gt;(long[], int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uter scope already has been set (old: MethodScope(void net.minecraft.world.level.chunk.CarvingMask.&lt;init&gt;(int, int), 0 - 0), new: MethodScope(void net.minecraft.world.level.chunk.CarvingMask.&lt;init&gt;(long[], int), 0 - 0))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boolean net.minecraft.world.level.levelgen.feature.LakeFeature.place(net.minecraft.world.level.levelgen.feature.FeaturePlaceContext)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Cannot cast int to net.minecraft.world.level.block.state.BlockState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Screenshot.&lt;init&gt;(java.io.File, int, int, int)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annot cast int to byte[]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int net.minecraft.server.commands.ScoreboardCommand.performOperation(net.minecraft.commands.CommandSourceStack, java.util.Collection, net.minecraft.world.scores.Objective, net.minecraft.commands.arguments.OperationArgument.Operation, java.util.Collection, net.minecraft.world.scores.Objective)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annot cast java.util.Iterator to in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int net.minecraft.server.commands.ScoreboardCommand.addScore(net.minecraft.commands.CommandSourceStack, java.util.Collection, net.minecraft.world.scores.Objective, int)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annot cast java.util.Iterator to in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int net.minecraft.server.commands.ScoreboardCommand.removeScore(net.minecraft.commands.CommandSourceStack, java.util.Collection, net.minecraft.world.scores.Objective, int)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annot cast java.util.Iterator to in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network.chat.Component net.minecraft.server.commands.ScoreboardCommand.lambda$removeScore$34(int, net.minecraft.world.scores.Objective, java.util.Collection, int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nnot cast java.util.Iterator to (int char short byte)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network.chat.Component net.minecraft.server.commands.ScoreboardCommand.lambda$addScore$32(int, net.minecraft.world.scores.Objective, java.util.Collection, int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nnot cast java.util.Iterator to (int char short byte)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network.chat.Component net.minecraft.server.commands.ScoreboardCommand.lambda$performOperation$22(net.minecraft.world.scores.Objective, java.util.Collection, int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annot cast java.util.Iterator to (int char short byte)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boolean net.minecraft.world.level.levelgen.feature.BlockColumnFeature.place(net.minecraft.world.level.levelgen.feature.FeaturePlaceContext)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annot cast int to net.minecraft.core.BlockPos.MutableBlockPos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MouseHandler.lambda$onPress$1(boolean[], net.minecraft.client.gui.screens.Screen, double, double, int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nnot cast int to double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MouseHandler.lambda$onPress$0(boolean[], net.minecraft.client.gui.screens.Screen, double, double, int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nnot cast int to double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gui.layouts.GridLayout.arrangeElements()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Cannot cast int to java.util.Iterator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gui.layouts.EqualSpacingLayout.arrangeElements(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annot cast java.util.Iterator to in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com.mojang.datafixers.Typed net.minecraft.util.datafix.fixes.LeavesFix.lambda$makeRule$4(com.mojang.datafixers.OpticFinder, int[], com.mojang.datafixers.Typed)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Cannot cast int to it.unimi.dsi.fastutil.objects.ObjectIterator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gui.screens.inventory.BookViewScreen.render(net.minecraft.client.gui.GuiGraphics, int, int, float)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annot cast int to net.minecraft.network.chat.Style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item.MobBucketItem.appendHoverText(net.minecraft.world.item.ItemStack, net.minecraft.world.level.Level, java.util.List, net.minecraft.world.item.TooltipFlag)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annot cast int to net.minecraft.network.chat.MutableComponen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java.util.List net.minecraft.network.chat.SubStringSource.substring(int, int, boolean)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annot cast int to java.lang.String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java.util.Optional net.minecraft.world.level.portal.PortalForcer.createPortal(net.minecraft.core.BlockPos, net.minecraft.core.Direction.Axis)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Cannot cast java.util.Iterator to in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renderer.block.model.FaceBakery.recalculateWinding(int[], net.minecraft.core.Direction)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Cannot cast int to net.minecraft.client.renderer.FaceInfo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renderer.ShaderInstance.apply()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annot cast int to java.util.Iterator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renderer.ShaderInstance.updateLocations()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annot cast int to java.util.Iterator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renderer.ShaderInstance.parseUniformNode(com.google.gson.JsonElement)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Cannot cast java.util.Iterator to in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world.level.block.state.pattern.BlockPattern.BlockPatternMatch net.minecraft.world.level.dimension.end.EndDragonFight.findExitPortal()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annot cast int to net.minecraft.core.BlockPos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world.item.crafting.ShapelessRecipe net.minecraft.world.item.crafting.ShapelessRecipe.Serializer.fromNetwork(net.minecraft.network.FriendlyByteBuf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nnot cast int to net.minecraft.world.item.ItemStack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java.util.Map com.mojang.realmsclient.dto.RealmsServer.parseSlots(com.google.gson.JsonArray)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annot cast java.util.Iterator to (int char short byte boolean)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boolean net.minecraft.world.entity.player.Inventory.add(int, net.minecraft.world.item.ItemStack)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Cannot cast int to java.lang.Throwable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java.lang.StringBuilder net.minecraft.nbt.NbtUtils.prettyPrint(java.lang.StringBuilder, net.minecraft.nbt.Tag, int, boolean)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Cannot cast int[] to in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nbt.CompoundTag net.minecraft.nbt.NbtUtils.unpackStructureTemplate(net.minecraft.nbt.CompoundTag)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Cannot cast int to net.minecraft.nbt.ListTag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gui.screens.worldselection.OptimizeWorldScreen.render(net.minecraft.client.gui.GuiGraphics, int, int, float)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Cannot cast java.util.Iterator to in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world.item.ItemStack net.minecraft.world.item.crafting.ShieldDecorationRecipe.assemble(net.minecraft.world.inventory.CraftingContainer, net.minecraft.core.RegistryAccess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annot cast int to net.minecraft.nbt.CompoundTag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world.level.chunk.ProtoChunk net.minecraft.world.level.chunk.storage.ChunkSerializer.read(net.minecraft.server.level.ServerLevel, net.minecraft.world.entity.ai.village.poi.PoiManager, net.minecraft.world.level.ChunkPos, net.minecraft.nbt.CompoundTag)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Cannot cast net.minecraft.world.level.chunk.PalettedContainer to boolean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nbt.CompoundTag net.minecraft.world.level.chunk.storage.ChunkSerializer.write(net.minecraft.server.level.ServerLevel, net.minecraft.world.level.chunk.ChunkAccess)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annot cast int to net.minecraft.nbt.ListTag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entity.boss.enderdragon.EnderDragon.aiStep()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Cannot cast net.minecraft.world.level.Level to floa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boolean net.minecraft.world.entity.boss.enderdragon.EnderDragon.checkWalls(net.minecraft.world.phys.AABB)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Cannot cast int to net.minecraft.core.BlockPos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world.level.pathfinder.Path net.minecraft.world.entity.boss.enderdragon.EnderDragon.findPath(int, int, net.minecraft.world.level.pathfinder.Node)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Cannot cast int to net.minecraft.world.level.pathfinder.Node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boolean net.minecraft.world.level.levelgen.feature.CoralTreeFeature.placeFeature(net.minecraft.world.level.LevelAccessor, net.minecraft.util.RandomSource, net.minecraft.core.BlockPos, net.minecraft.world.level.block.state.BlockState)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Cannot cast int to net.minecraft.core.BlockPos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world.InteractionResult net.minecraft.world.entity.decoration.LeashFenceKnotEntity.interact(net.minecraft.world.entity.player.Player, net.minecraft.world.InteractionHand)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annot cast java.util.Iterator to (int char short byte boolean)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scores.Scoreboard.removeObjective(net.minecraft.world.scores.Objective)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annot cast int to java.util.Iterator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level.levelgen.structure.structures.WoodlandMansionPieces.MansionPiecePlacer.createMansion(net.minecraft.core.BlockPos, net.minecraft.world.level.block.Rotation, java.util.List, net.minecraft.world.level.levelgen.structure.structures.WoodlandMansionPieces.MansionGrid)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Cannot cast int to net.minecraft.world.level.levelgen.structure.structures.WoodlandMansionPieces.FloorRoomCollection[]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server.packs.VanillaPackResources.lambda$listResources$2(net.minecraft.server.packs.PackType, net.minecraft.server.packs.PackResources.ResourceOutput, java.lang.String, java.util.List)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annot cast int to java.nio.file.Path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boolean net.minecraft.world.level.block.NoteBlock.triggerEvent(net.minecraft.world.level.block.state.BlockState, net.minecraft.world.level.Level, net.minecraft.core.BlockPos, int, int)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annot cast int to net.minecraft.core.Holder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int net.minecraft.world.level.levelgen.structure.structures.OceanRuinPieces.OceanRuinPiece.getHeight(net.minecraft.core.BlockPos, net.minecraft.world.level.BlockGetter, net.minecraft.core.BlockPos)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annot cast java.util.Iterator to in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gui.screens.multiplayer.ServerSelectionList.OnlineServerEntry.render(net.minecraft.client.gui.GuiGraphics, int, int, int, int, int, int, int, boolean, float)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annot cast int to net.minecraft.network.chat.MutableComponen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boolean net.minecraft.world.level.levelgen.structure.templatesystem.StructureTemplate.placeInWorld(net.minecraft.world.level.ServerLevelAccessor, net.minecraft.core.BlockPos, net.minecraft.core.BlockPos, net.minecraft.world.level.levelgen.structure.templatesystem.StructurePlaceSettings, net.minecraft.util.RandomSource, int)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Cannot cast java.util.Iterator to (int char short byte boolean)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nbt.CompoundTag net.minecraft.world.level.levelgen.structure.templatesystem.StructureTemplate.save(net.minecraft.nbt.CompoundTag)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Cannot cast int to net.minecraft.nbt.ListTag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level.levelgen.structure.templatesystem.StructureTemplate.loadPalette(net.minecraft.core.HolderGetter, net.minecraft.nbt.ListTag, net.minecraft.nbt.ListTag)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annot cast int to java.util.ArrayLis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level.block.RedStoneWireBlock.updatePowerStrength(net.minecraft.world.level.Level, net.minecraft.core.BlockPos, net.minecraft.world.level.block.state.BlockState)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annot cast int to net.minecraft.core.BlockPos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java.util.List net.minecraft.world.level.levelgen.feature.trunkplacers.ForkingTrunkPlacer.placeTrunk(net.minecraft.world.level.LevelSimulatedReader, java.util.function.BiConsumer, net.minecraft.util.RandomSource, int, net.minecraft.core.BlockPos, net.minecraft.world.level.levelgen.feature.configurations.TreeConfiguration)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annot cast int to net.minecraft.core.Direction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world.phys.Vec3 net.minecraft.world.entity.Entity.getHandHoldingItemAngle(net.minecraft.world.item.Item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nnot cast net.minecraft.world.entity.Entity to (int char short byte boolean)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entity.Entity.moveTowardsClosestSpace(double, double, double)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Cannot cast net.minecraft.core.Direction[] to floa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world.level.portal.PortalInfo net.minecraft.world.entity.Entity.findDimensionEntryPoint(net.minecraft.server.level.ServerLevel)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annot cast boolean to net.minecraft.core.BlockPos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boolean net.minecraft.world.entity.Entity.updateFluidHeightAndDoFluidPushing(net.minecraft.tags.TagKey, double)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Cannot cast int to net.minecraft.world.phys.Vec3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inventory.AnvilMenu.createResult()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Cannot cast java.util.Iterator to (int char short byte boolean)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server.dedicated.ServerWatchdog.run()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Cannot cast int to net.minecraft.CrashReportCategory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entity.LivingEntity.aiStep()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Cannot cast net.minecraft.world.entity.LivingEntity to in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client.renderer.block.model.BlockModel net.minecraft.client.renderer.block.model.ItemModelGenerator.generateBlockModel(java.util.function.Function, net.minecraft.client.renderer.block.model.BlockModel)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annot cast int to net.minecraft.client.renderer.block.model.BlockModel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renderer.block.model.ItemModelGenerator.createOrExpandSpan(java.util.List, net.minecraft.client.renderer.block.model.ItemModelGenerator.SpanFacing, int, int)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annot cast java.util.Iterator to in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int net.minecraft.server.commands.CloneCommands.clone(net.minecraft.commands.CommandSourceStack, net.minecraft.server.commands.CloneCommands.DimensionAndPosition, net.minecraft.server.commands.CloneCommands.DimensionAndPosition, net.minecraft.server.commands.CloneCommands.DimensionAndPosition, java.util.function.Predicate, net.minecraft.server.commands.CloneCommands.Mode)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annot cast int to java.util.Iterator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advancements.AdvancementRewards net.minecraft.advancements.AdvancementRewards.deserialize(com.google.gson.JsonObject)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annot cast int to com.google.gson.JsonArray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server.level.ServerPlayer net.minecraft.server.players.PlayerList.respawn(net.minecraft.server.level.ServerPlayer, boolean)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Cannot cast java.util.Iterator to (int char short byte boolean)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int net.minecraft.commands.arguments.NbtPathArgument.NbtPath.remove(net.minecraft.nbt.Tag)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annot cast int to net.minecraft.commands.arguments.NbtPathArgument.Node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world.phys.Vec3 net.minecraft.world.entity.monster.Strider.getDismountLocationForPassenger(net.minecraft.world.entity.LivingEntity)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annot cast int to net.minecraft.core.BlockPos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entity.monster.Strider.tick()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annot cast net.minecraft.world.level.block.state.BlockState to (int char short byte boolean)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level.levelgen.structure.structures.StrongholdPieces.PrisonHall.postProcess(net.minecraft.world.level.WorldGenLevel, net.minecraft.world.level.StructureManager, net.minecraft.world.level.chunk.ChunkGenerator, net.minecraft.util.RandomSource, net.minecraft.world.level.levelgen.structure.BoundingBox, net.minecraft.world.level.ChunkPos, net.minecraft.core.BlockPos)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Cannot cast int to net.minecraft.world.level.block.state.BlockState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level.levelgen.structure.structures.NetherFortressPieces.CastleEntrance.postProcess(net.minecraft.world.level.WorldGenLevel, net.minecraft.world.level.StructureManager, net.minecraft.world.level.chunk.ChunkGenerator, net.minecraft.util.RandomSource, net.minecraft.world.level.levelgen.structure.BoundingBox, net.minecraft.world.level.ChunkPos, net.minecraft.core.BlockPos)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Cannot cast int to net.minecraft.core.BlockPos.MutableBlockPos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commands.CommandFunction net.minecraft.commands.CommandFunction.CommandMacro.substituteAndParse(java.util.List, com.mojang.brigadier.CommandDispatcher, net.minecraft.commands.CommandSourceStack)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Cannot cast int to net.minecraft.resources.ResourceLocation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boolean net.minecraft.world.level.levelgen.structure.structures.EndCityPieces.2.generate(net.minecraft.world.level.levelgen.structure.templatesystem.StructureTemplateManager, int, net.minecraft.world.level.levelgen.structure.structures.EndCityPieces.EndCityPiece, net.minecraft.core.BlockPos, java.util.List, net.minecraft.util.RandomSource)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annot cast int to java.util.Iterator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level.levelgen.structure.structures.WoodlandMansionPieces.WoodlandMansionPiece.handleDataMarker(java.lang.String, net.minecraft.core.BlockPos, net.minecraft.world.level.ServerLevelAccessor, net.minecraft.util.RandomSource, net.minecraft.world.level.levelgen.structure.BoundingBox)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Cannot cast (int char short byte) to net.minecraft.world.entity.Mob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com.mojang.datafixers.util.Pair net.minecraft.world.level.chunk.ChunkGenerator.findNearestMapStructure(net.minecraft.server.level.ServerLevel, net.minecraft.core.HolderSet, net.minecraft.core.BlockPos, int, boolean)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annot cast java.util.Iterator to in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level.chunk.ChunkGenerator.applyBiomeDecoration(net.minecraft.world.level.WorldGenLevel, net.minecraft.world.level.chunk.ChunkAccess, net.minecraft.world.level.StructureManager)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Cannot cast java.util.Iterator to in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level.chunk.ChunkGenerator.lambda$createStructures$14(net.minecraft.world.level.StructureManager, net.minecraft.core.SectionPos, net.minecraft.world.level.chunk.ChunkAccess, net.minecraft.world.level.chunk.ChunkGeneratorStructureState, net.minecraft.world.level.ChunkPos, net.minecraft.core.RegistryAccess, net.minecraft.world.level.levelgen.RandomState, net.minecraft.world.level.levelgen.structure.templatesystem.StructureTemplateManager, net.minecraft.core.Holder)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Cannot cast java.util.Iterator to in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item.TridentItem.releaseUsing(net.minecraft.world.item.ItemStack, net.minecraft.world.level.Level, net.minecraft.world.entity.LivingEntity, int)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Cannot cast float to net.minecraft.sounds.SoundEven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level.levelgen.structure.structures.StrongholdPieces.PortalRoom.postProcess(net.minecraft.world.level.WorldGenLevel, net.minecraft.world.level.StructureManager, net.minecraft.world.level.chunk.ChunkGenerator, net.minecraft.util.RandomSource, net.minecraft.world.level.levelgen.structure.BoundingBox, net.minecraft.world.level.ChunkPos, net.minecraft.core.BlockPos)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Cannot cast int to net.minecraft.world.level.block.state.BlockState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entity.boss.wither.WitherBoss.aiStep()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annot cast int to boolean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gui.screens.CreateFlatWorldScreen.DetailsList.resetRows()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annot cast int to java.util.Lis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com.mojang.blaze3d.platform.Monitor.refreshVideoModes()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annot cast int to int[]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float net.minecraft.world.level.block.CropBlock.getGrowthSpeed(net.minecraft.world.level.block.Block, net.minecraft.world.level.BlockGetter, net.minecraft.core.BlockPos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annot cast int to net.minecraft.core.BlockPos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gui.screens.multiplayer.ServerSelectionList.updateNetworkServers(java.util.List)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annot cast java.util.Iterator to in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particle.FireworkParticles.Starter.tick()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Cannot cast int to net.minecraft.sounds.SoundEven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boolean net.minecraft.world.item.BoneMealItem.growWaterPlant(net.minecraft.world.item.ItemStack, net.minecraft.world.level.Level, net.minecraft.core.BlockPos, net.minecraft.core.Direction)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Cannot cast int to net.minecraft.core.Holder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world.level.chunk.ChunkAccess net.minecraft.server.level.ServerChunkCache.getChunk(int, int, net.minecraft.world.level.chunk.ChunkStatus, boolean)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annot cast int to java.util.concurrent.CompletableFuture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world.level.chunk.LevelChunk net.minecraft.server.level.ServerChunkCache.getChunkNow(int, int)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annot cast int to net.minecraft.server.level.ChunkHolder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server.level.ServerChunkCache.tickChunks()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annot cast java.util.Iterator to boolean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java.util.Map net.minecraft.client.model.geom.LayerDefinitions.createRoots()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Cannot cast int to net.minecraft.client.model.geom.builders.LayerDefinition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boolean net.minecraft.client.model.geom.LayerDefinitions.lambda$createRoots$2(com.google.common.collect.ImmutableMap, net.minecraft.client.model.geom.ModelLayerLocation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nnot cast int to com.google.common.collect.ImmutableMap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model.geom.LayerDefinitions.lambda$createRoots$1(com.google.common.collect.ImmutableMap.Builder, net.minecraft.client.model.geom.builders.LayerDefinition, net.minecraft.world.level.block.state.properties.WoodType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nnot cast int to &lt;any-object-type&gt;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world.phys.BlockHitResult net.minecraft.world.phys.AABB.clip(java.lang.Iterable, net.minecraft.world.phys.Vec3, net.minecraft.world.phys.Vec3, net.minecraft.core.BlockPos)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annot cast java.util.Iterator to double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renderer.entity.EnderDragonRenderer.DragonModel.renderToBuffer(com.mojang.blaze3d.vertex.PoseStack, com.mojang.blaze3d.vertex.VertexConsumer, int, int, float, float, float, float)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Cannot cast int to double[]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entity.projectile.FireworkRocketEntity.dealExplosionDamage()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Cannot cast int to floa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level.levelgen.structure.structures.StrongholdPieces.Library.postProcess(net.minecraft.world.level.WorldGenLevel, net.minecraft.world.level.StructureManager, net.minecraft.world.level.chunk.ChunkGenerator, net.minecraft.util.RandomSource, net.minecraft.world.level.levelgen.structure.BoundingBox, net.minecraft.world.level.ChunkPos, net.minecraft.core.BlockPos)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Cannot cast int to net.minecraft.world.level.block.state.BlockState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com.mojang.realmsclient.client.FileDownload.untarGzipArchive(java.lang.String, java.io.File, net.minecraft.world.level.storage.LevelStorageSource)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Cannot cast int to net.minecraft.world.level.storage.LevelStorageSource.LevelDirectory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world.level.levelgen.DensityFunctions.TwoArgumentSimpleFunction net.minecraft.world.level.levelgen.DensityFunctions.TwoArgumentSimpleFunction.create(net.minecraft.world.level.levelgen.DensityFunctions.TwoArgumentSimpleFunction.Type, net.minecraft.world.level.levelgen.DensityFunction, net.minecraft.world.level.levelgen.DensityFunction)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Cannot cast (int char short byte boolean) to double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gui.components.CommandSuggestions.showSuggestions(boolean)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annot cast java.util.Iterator to in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util.FormattedCharSequence net.minecraft.client.gui.components.CommandSuggestions.formatText(com.mojang.brigadier.ParseResults, java.lang.String, int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Cannot cast java.util.Iterator to in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renderer.entity.LightningBoltRenderer.render(net.minecraft.world.entity.LightningBolt, float, float, com.mojang.blaze3d.vertex.PoseStack, net.minecraft.client.renderer.MultiBufferSource, int)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Cannot cast int to com.mojang.blaze3d.vertex.VertexConsumer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java.util.concurrent.CompletableFuture net.minecraft.server.level.ChunkMap.getChunkRangeFuture(net.minecraft.server.level.ChunkHolder, int, java.util.function.IntFunction)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annot cast int to java.util.concurrent.CompletableFuture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com.mojang.realmsclient.gui.screens.RealmsUploadScreen.lambda$upload$4()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Cannot cast int to java.io.File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level.levelgen.structure.structures.JungleTemplePiece.postProcess(net.minecraft.world.level.WorldGenLevel, net.minecraft.world.level.StructureManager, net.minecraft.world.level.chunk.ChunkGenerator, net.minecraft.util.RandomSource, net.minecraft.world.level.levelgen.structure.BoundingBox, net.minecraft.world.level.ChunkPos, net.minecraft.core.BlockPos)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Cannot cast int to net.minecraft.world.level.block.state.BlockState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int net.minecraft.server.commands.ResetChunksCommand.resetChunks(net.minecraft.commands.CommandSourceStack, int, boolean)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Cannot cast int to net.minecraft.util.thread.ProcessorMailbox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java.util.concurrent.CompletionStage net.minecraft.server.commands.ResetChunksCommand.lambda$resetChunks$8(net.minecraft.world.level.chunk.ChunkStatus, net.minecraft.util.thread.ProcessorMailbox, net.minecraft.server.level.ServerLevel, net.minecraft.server.level.ServerChunkCache, java.util.List, com.mojang.datafixers.util.Unit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nnot cast int to &lt;any-object-type&gt;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server.level.ServerLevel.tickChunk(net.minecraft.world.level.chunk.LevelChunk, int)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Cannot cast int to net.minecraft.world.level.chunk.LevelChunkSection[]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server.MinecraftServer.tickChildren(java.util.function.BooleanSupplier)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annot cast java.util.Iterator to (int char short byte boolean)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java.lang.String net.minecraft.FileUtil.findAvailableName(java.nio.file.Path, java.lang.String, java.lang.String)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annot cast int to java.lang.Objec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world.phys.Vec3 net.minecraft.world.entity.vehicle.AbstractMinecart.getDismountLocationForPassenger(net.minecraft.world.entity.LivingEntity)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annot cast com.google.common.collect.UnmodifiableIterator to double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entity.vehicle.AbstractMinecart.moveAlongTrack(net.minecraft.core.BlockPos, net.minecraft.world.level.block.state.BlockState)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Cannot cast net.minecraft.world.phys.Vec3 to double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world.entity.item.ItemEntity net.minecraft.world.level.block.Block.lambda$popResourceFromFace$5(net.minecraft.world.level.Level, double, double, double, net.minecraft.world.item.ItemStack, double, double, double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nnot cast double to net.minecraft.world.item.ItemStack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renderer.EffectInstance.apply()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annot cast int to java.util.Iterator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renderer.EffectInstance.updateLocations()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annot cast int to java.util.Iterator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renderer.EffectInstance.parseUniformNode(com.google.gson.JsonElement)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annot cast java.util.Iterator to in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boolean net.minecraft.world.level.levelgen.feature.GeodeFeature.place(net.minecraft.world.level.levelgen.feature.FeaturePlaceContext)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Cannot cast int to java.util.ArrayLis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level.levelgen.structure.structures.NetherFortressPieces.BridgeStraight.postProcess(net.minecraft.world.level.WorldGenLevel, net.minecraft.world.level.StructureManager, net.minecraft.world.level.chunk.ChunkGenerator, net.minecraft.util.RandomSource, net.minecraft.world.level.levelgen.structure.BoundingBox, net.minecraft.world.level.ChunkPos, net.minecraft.core.BlockPos)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Cannot cast int to net.minecraft.world.level.block.state.BlockState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com.mojang.realmsclient.gui.screens.RealmsBrokenWorldScreen.render(net.minecraft.client.gui.GuiGraphics, int, int, float)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annot cast int to java.util.Iterator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level.levelgen.blending.Blender.addAroundOldChunksCarvingMaskFilter(net.minecraft.world.level.WorldGenLevel, net.minecraft.world.level.chunk.ProtoChunk)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annot cast int to net.minecraft.world.level.levelgen.blending.Blender.DistanceGetter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level.levelgen.blending.Blender.lambda$addAroundOldChunksCarvingMaskFilter$8(net.minecraft.world.level.chunk.CarvingMask.Mask, net.minecraft.world.level.chunk.CarvingMask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not cast int to net.minecraft.world.level.chunk.CarvingMask.Mask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boolean net.minecraft.world.level.levelgen.blending.Blender.lambda$addAroundOldChunksCarvingMaskFilter$7(net.minecraft.world.level.levelgen.blending.Blender.DistanceGetter, int, int, int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annot cast int to net.minecraft.world.level.levelgen.blending.Blender.DistanceGetter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boolean net.minecraft.world.phys.shapes.Shapes.joinIsNotEmpty(net.minecraft.world.phys.shapes.VoxelShape, net.minecraft.world.phys.shapes.VoxelShape, net.minecraft.world.phys.shapes.BooleanOp)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annot cast int to net.minecraft.world.phys.shapes.IndexMerger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boolean net.minecraft.server.players.OldUsersConverter.convertPlayers(net.minecraft.server.dedicated.DedicatedServer)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annot cast int to net.minecraft.server.players.OldUsersConverter.5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level.storage.loot.LootPool.addRandomItem(java.util.function.Consumer, net.minecraft.world.level.storage.loot.LootContext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annot cast java.util.Iterator to in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entity.projectile.ThrownEnderpearl.onHit(net.minecraft.world.phys.HitResult)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Cannot cast int to net.minecraft.world.entity.Entity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java.lang.Object net.minecraft.Util.blockUntilDone(java.util.function.Function, java.util.function.Predicate)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annot cast int to java.lang.InterruptedException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level.redstone.CollectingNeighborUpdater.runUpdates()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annot cast int to net.minecraft.world.level.redstone.CollectingNeighborUpdater.NeighborUpdates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server.commands.SpreadPlayersCommand.spreadPositions(net.minecraft.world.phys.Vec2, double, net.minecraft.server.level.ServerLevel, net.minecraft.util.RandomSource, double, double, double, double, int, net.minecraft.server.commands.SpreadPlayersCommand.Position[], boolean)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Cannot cast int to double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advancements.AdvancementRequirements net.minecraft.advancements.AdvancementRequirements.fromJson(com.google.gson.JsonArray, java.util.Set)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annot cast int to com.google.common.collect.Sets.SetView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renderer.LevelRenderer.renderSectionLayer(net.minecraft.client.renderer.RenderType, com.mojang.blaze3d.vertex.PoseStack, double, double, double, org.joml.Matrix4f)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Cannot cast int to com.mojang.blaze3d.shaders.Uniform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renderer.LevelRenderer.renderDebug(com.mojang.blaze3d.vertex.PoseStack, net.minecraft.client.renderer.MultiBufferSource, net.minecraft.client.Camera)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Cannot cast int to floa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renderer.LevelRenderer.levelEvent(int, net.minecraft.core.BlockPos, int)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Cannot cast int to floa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entity.ai.behavior.warden.SonicBoom.lambda$tick$2(net.minecraft.world.entity.monster.warden.Warden, net.minecraft.server.level.ServerLevel, net.minecraft.world.entity.LivingEntity)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annot cast int to double</text:p>
          </table:table-cell>
        </table:table-row>
        <table:table-row table:style-name="ro1">
          <table:table-cell/>
          <table:table-cell office:value-type="string" calcext:value-type="string">
            <text:p>DecompilationException</text:p>
          </table:table-cell>
          <table:table-cell office:value-type="string" calcext:value-type="string">
            <text:p>In method void net.minecraft.client.resources.model.ModelBakery.loadModel(net.minecraft.resources.ResourceLocation)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VariableReference VariableReference(0 - 42, java.util.Map null) already binded to VariableReference(161 - 176, &lt;any-type&gt; null)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renderer.block.LiquidBlockRenderer.tesselate(net.minecraft.world.level.BlockAndTintGetter, net.minecraft.core.BlockPos, com.mojang.blaze3d.vertex.VertexConsumer, net.minecraft.world.level.block.state.BlockState, net.minecraft.world.level.material.FluidState)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Cannot cast net.minecraft.world.level.block.Block to floa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renderer.block.ModelBlockRenderer.AmbientOcclusionFace.calculate(net.minecraft.world.level.BlockAndTintGetter, net.minecraft.world.level.block.state.BlockState, net.minecraft.core.BlockPos, net.minecraft.core.Direction, float[], java.util.BitSet, boolean)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Cannot cast net.minecraft.world.level.block.state.BlockState to floa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level.levelgen.feature.SpikeFeature.placeSpike(net.minecraft.world.level.ServerLevelAccessor, net.minecraft.util.RandomSource, net.minecraft.world.level.levelgen.feature.configurations.SpikeConfiguration, net.minecraft.world.level.levelgen.feature.SpikeFeature.EndSpike)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Cannot cast java.util.Iterator to (int char short byte boolean)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gui.screens.inventory.MerchantScreen.render(net.minecraft.client.gui.GuiGraphics, int, int, float)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annot cast java.util.Iterator to in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gui.components.ChatComponent.render(net.minecraft.client.gui.GuiGraphics, int, int, int)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nnot cast int to long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world.level.chunk.LightChunk net.minecraft.world.level.lighting.LightEngine.getChunk(int, int)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annot cast int to net.minecraft.world.level.chunk.LightChunk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com.mojang.math.SymmetricGroup3.lambda$static$1(com.mojang.math.SymmetricGroup3[][])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annot cast int to com.mojang.math.SymmetricGroup3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gui.screens.inventory.EnchantmentScreen.tickBook()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annot cast int to floa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java.util.Collection net.minecraft.world.entity.ai.gossip.GossipContainer.selectGossipsForTransfer(net.minecraft.util.RandomSource, int)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Cannot cast int to java.util.Se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int net.minecraft.server.commands.ForceLoadCommand.changeForceLoad(net.minecraft.commands.CommandSourceStack, net.minecraft.server.level.ColumnPos, net.minecraft.server.level.ColumnPos, boolean)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Cannot cast int to net.minecraft.world.level.ChunkPos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network.chat.Component net.minecraft.server.commands.ForceLoadCommand.lambda$changeForceLoad$16(boolean, net.minecraft.world.level.ChunkPos, net.minecraft.resources.ResourceKey, net.minecraft.world.level.ChunkPos, net.minecraft.world.level.ChunkPos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nnot cast int to &lt;any-object-type&gt;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network.chat.Component net.minecraft.server.commands.ForceLoadCommand.lambda$changeForceLoad$15(boolean, net.minecraft.world.level.ChunkPos, net.minecraft.resources.ResourceKey)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nnot cast int to &lt;any-object-type&gt;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gui.Font.drawInBatch8xOutline(net.minecraft.util.FormattedCharSequence, float, float, int, int, org.joml.Matrix4f, net.minecraft.client.renderer.MultiBufferSource, int)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nnot cast int to net.minecraft.client.gui.Font.StringRenderOutpu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renderer.block.model.ItemOverrides.&lt;init&gt;(net.minecraft.client.resources.model.ModelBaker, net.minecraft.client.renderer.block.model.BlockModel, java.util.List)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annot cast int to java.util.ArrayLis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client.resources.model.BakedModel net.minecraft.client.renderer.block.model.ItemOverrides.resolve(net.minecraft.client.resources.model.BakedModel, net.minecraft.world.item.ItemStack, net.minecraft.client.multiplayer.ClientLevel, net.minecraft.world.entity.LivingEntity, int)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annot cast int to net.minecraft.client.renderer.block.model.ItemOverrides.BakedOverride[]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gui.screens.inventory.AbstractContainerScreen.render(net.minecraft.client.gui.GuiGraphics, int, int, float)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Cannot cast int to net.minecraft.world.item.ItemStack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com.mojang.blaze3d.vertex.VertexBuffer._drawWithShader(org.joml.Matrix4f, org.joml.Matrix4f, net.minecraft.client.renderer.ShaderInstance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Cannot cast int to com.mojang.blaze3d.platform.Window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gui.screens.inventory.CreativeModeInventoryScreen.renderBg(net.minecraft.client.gui.GuiGraphics, float, int, int)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Cannot cast java.util.Iterator to in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gui.screens.inventory.CreativeModeInventoryScreen.handleHotbarLoadOrSave(net.minecraft.client.Minecraft, int, boolean, boolean)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annot cast int to net.minecraft.network.chat.Componen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level.levelgen.Heightmap.primeHeightmaps(net.minecraft.world.level.chunk.ChunkAccess, java.util.Set)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annot cast java.util.Iterator to in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int net.minecraft.server.commands.FillCommand.fillBlocks(net.minecraft.commands.CommandSourceStack, net.minecraft.world.level.levelgen.structure.BoundingBox, net.minecraft.commands.arguments.blocks.BlockInput, net.minecraft.server.commands.FillCommand.Mode, java.util.function.Predicate)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annot cast java.util.Iterator to in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network.chat.Component net.minecraft.server.commands.FillCommand.lambda$fillBlocks$10(int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nnot cast java.util.Iterator to (int char short byte)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double net.minecraft.world.entity.ai.attributes.AttributeInstance.calculateValue()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annot cast java.util.Iterator to double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java.lang.Object[] net.minecraft.util.ByIdMap.createSortedArray(java.util.function.ToIntFunction, java.lang.Object[])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annot cast java.lang.Object[] to (int char short byte boolean)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gui.screens.social.SocialInteractionsPlayerList.addPlayer(net.minecraft.client.multiplayer.PlayerInfo, net.minecraft.client.gui.screens.social.SocialInteractionsScreen.Page)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nnot cast java.util.Iterator to boolean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renderer.debug.BeeDebugRenderer.renderBeeInfo(com.mojang.blaze3d.vertex.PoseStack, net.minecraft.client.renderer.MultiBufferSource, net.minecraft.network.protocol.common.custom.BeeDebugPayload.BeeInfo)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annot cast java.util.Iterator to (int char short byte boolean)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int net.minecraft.server.commands.TimeCommand.addTime(net.minecraft.commands.CommandSourceStack, int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nnot cast java.util.Iterator to in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network.chat.Component net.minecraft.server.commands.TimeCommand.lambda$addTime$12(int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nnot cast java.util.Iterator to (int char short byte)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advancements.TreeNodePosition.firstWalk()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annot cast java.util.Iterator to floa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searchtree.SuffixArray.generate(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Cannot cast int to it.unimi.dsi.fastutil.ints.IntLis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java.util.List net.minecraft.client.searchtree.SuffixArray.search(java.lang.String)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Cannot cast int to int[]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entity.Mob.addAdditionalSaveData(net.minecraft.nbt.CompoundTag)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annot cast int to float[]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nbt.ListTag net.minecraft.nbt.CompoundTag.getList(java.lang.String, int)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annot cast int to byte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client.renderer.chunk.RenderChunkRegion net.minecraft.client.renderer.chunk.RenderRegionCache.createRegion(net.minecraft.world.level.Level, net.minecraft.core.BlockPos, net.minecraft.core.BlockPos, int)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annot cast int to net.minecraft.client.renderer.chunk.RenderChunk[][]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world.level.block.state.BlockState net.minecraft.world.level.levelgen.Aquifer.NoiseBasedAquifer.computeSubstance(net.minecraft.world.level.levelgen.DensityFunction.FunctionContext, double)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Cannot cast int to net.minecraft.world.level.levelgen.Aquifer.FluidStatus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world.level.levelgen.Aquifer.FluidStatus net.minecraft.world.level.levelgen.Aquifer.NoiseBasedAquifer.computeFluid(int, int, int)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annot cast int[][] to in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level.block.ChangeOverTimeBlock.applyChangeOverTime(net.minecraft.world.level.block.state.BlockState, net.minecraft.server.level.ServerLevel, net.minecraft.core.BlockPos, net.minecraft.util.RandomSource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nnot cast java.util.Iterator to floa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gui.screens.inventory.SmithingScreen.updateArmorStandPreview(net.minecraft.world.item.ItemStack)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annot cast int to net.minecraft.world.item.Item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renderer.PostPass.process(float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nnot cast int to net.minecraft.client.Minecraf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core.BlockPos net.minecraft.world.level.portal.PortalShape.calculateBottomLeft(net.minecraft.core.BlockPos)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annot cast int to net.minecraft.core.Direction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world.phys.Vec3 net.minecraft.world.level.portal.PortalShape.getRelativePosition(net.minecraft.BlockUtil.FoundRectangle, net.minecraft.core.Direction.Axis, net.minecraft.world.phys.Vec3, net.minecraft.world.entity.EntityDimensions)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annot cast float to double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java.lang.String[] net.minecraft.world.item.crafting.ShapedRecipe.shrink(java.util.List)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annot cast int to java.lang.String[]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network.chat.Component net.minecraft.client.Minecraft.grabPanoramixScreenshot(java.io.File, int, int)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Cannot cast int to net.minecraft.network.chat.MutableComponen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network.chat.Component net.minecraft.client.Minecraft.grabHugeScreenshot(java.io.File, int, int, int, int)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annot cast int to java.io.File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network.chat.Style net.minecraft.client.Minecraft.lambda$grabHugeScreenshot$63(java.io.File, net.minecraft.network.chat.Style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nnot cast int to java.io.File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java.util.List net.minecraft.client.gui.components.DebugScreenOverlay.getGameInformation()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Cannot cast net.minecraft.world.level.levelgen.Heightmap.Types[] to floa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client.renderer.texture.SpriteLoader.Preparations net.minecraft.client.renderer.texture.SpriteLoader.stitch(java.util.List, int, java.util.concurrent.Executor)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Cannot cast java.util.Iterator to in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entity.vehicle.Boat.tick()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Cannot cast int to java.util.Lis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item.MapItem.update(net.minecraft.world.level.Level, net.minecraft.world.entity.Entity, net.minecraft.world.level.saveddata.maps.MapItemSavedData)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annot cast int to net.minecraft.world.level.material.MapColor.Brightness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item.MapItem.renderBiomePreviewMap(net.minecraft.server.level.ServerLevel, net.minecraft.world.item.ItemStack)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Cannot cast int to net.minecraft.world.level.material.MapColor.Brightness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java.util.List net.minecraft.world.level.biome.Climate.RTree.buildParameterSpace(java.util.List)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annot cast int to java.util.Iterator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java.util.Map net.minecraft.server.packs.resources.FallbackResourceManager.listResources(java.lang.String, java.util.function.Predicate)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annot cast int to java.util.TreeMap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server.packs.resources.FallbackResourceManager.lambda$listResources$3(java.util.Map, java.util.Map, net.minecraft.resources.ResourceLocation, net.minecraft.server.packs.resources.FallbackResourceManager.ResourceWithSourceAndIndex)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annot cast int to java.util.Map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boolean net.minecraft.world.item.WrittenBookItem.resolveBookComponents(net.minecraft.world.item.ItemStack, net.minecraft.commands.CommandSourceStack, net.minecraft.world.entity.player.Player)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Cannot cast int to net.minecraft.nbt.CompoundTag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renderer.FogRenderer.setupColor(net.minecraft.client.Camera, float, net.minecraft.client.multiplayer.ClientLevel, int, float)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annot cast int to floa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java.lang.Object net.minecraft.util.HttpUtil.lambda$downloadTo$0(net.minecraft.util.ProgressListener, java.net.URL, java.net.Proxy, java.util.Map, java.io.File, int)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Cannot cast java.util.Iterator to in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level.levelgen.structure.structures.SwampHutPiece.postProcess(net.minecraft.world.level.WorldGenLevel, net.minecraft.world.level.StructureManager, net.minecraft.world.level.chunk.ChunkGenerator, net.minecraft.util.RandomSource, net.minecraft.world.level.levelgen.structure.BoundingBox, net.minecraft.world.level.ChunkPos, net.minecraft.core.BlockPos)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Cannot cast int to net.minecraft.core.BlockPos.MutableBlockPos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player.LocalPlayer.aiStep()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Cannot cast net.minecraft.world.item.ItemStack to (int char short byte boolean)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boolean net.minecraft.world.level.levelgen.feature.OreFeature.doPlace(net.minecraft.world.level.WorldGenLevel, net.minecraft.util.RandomSource, net.minecraft.world.level.levelgen.feature.configurations.OreConfiguration, double, double, double, double, double, double, int, int, int, int, int)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Cannot cast int to net.minecraft.world.level.chunk.BulkSectionAccess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int net.minecraft.server.ServerFunctionManager.ExecutionContext.runTopCommand(net.minecraft.commands.CommandFunction, net.minecraft.commands.CommandSourceStack)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annot cast int to net.minecraft.server.ServerFunctionManager.QueuedCommand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server.commands.ScheduleCommand.lambda$schedule$10(net.minecraft.resources.ResourceLocation, boolean, net.minecraft.world.level.timers.TimerQueue, long, net.minecraft.commands.CommandSourceStack, int, java.util.Collection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annot cast int to net.minecraft.commands.CommandSourceStack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server.commands.ScheduleCommand.lambda$schedule$8(net.minecraft.resources.ResourceLocation, boolean, net.minecraft.world.level.timers.TimerQueue, long, net.minecraft.commands.CommandSourceStack, int, net.minecraft.commands.CommandFunction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annot cast int to net.minecraft.commands.CommandSourceStack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boolean net.minecraft.world.entity.ai.behavior.SleepInBed.checkExtraStartConditions(net.minecraft.server.level.ServerLevel, net.minecraft.world.entity.LivingEntity)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annot cast long to net.minecraft.world.level.block.state.BlockState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level.block.GrassBlock.performBonemeal(net.minecraft.server.level.ServerLevel, net.minecraft.util.RandomSource, net.minecraft.core.BlockPos, net.minecraft.world.level.block.state.BlockState)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Cannot cast int to net.minecraft.world.level.block.state.BlockState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java.util.List net.minecraft.world.level.levelgen.structure.structures.OceanMonumentPieces.MonumentBuilding.generateRoomGraph(net.minecraft.util.RandomSource)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Cannot cast int to net.minecraft.world.level.levelgen.structure.structures.OceanMonumentPieces.RoomDefinition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level.levelgen.structure.structures.OceanMonumentPieces.MonumentBuilding.postProcess(net.minecraft.world.level.WorldGenLevel, net.minecraft.world.level.StructureManager, net.minecraft.world.level.chunk.ChunkGenerator, net.minecraft.util.RandomSource, net.minecraft.world.level.levelgen.structure.BoundingBox, net.minecraft.world.level.ChunkPos, net.minecraft.core.BlockPos)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Cannot cast int to java.util.Iterator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double net.minecraft.util.profiling.jfr.stats.GcHeapStat.calculateAllocationRatePerSecond(java.util.List)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annot cast int to java.time.Duration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particle.SingleQuadParticle.render(com.mojang.blaze3d.vertex.VertexConsumer, net.minecraft.client.Camera, float)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Cannot cast int to floa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java.util.List net.minecraft.world.level.biome.FeatureSorter.buildFeaturesPerStep(java.util.List, java.util.function.Function, boolean)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Cannot cast net.minecraft.core.Holder to in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double net.minecraft.world.level.levelgen.synth.BlendedNoise.compute(net.minecraft.world.level.levelgen.DensityFunction.FunctionContext)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Cannot cast int to double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boolean net.minecraft.world.level.block.piston.PistonBaseBlock.getNeighborSignal(net.minecraft.world.level.SignalGetter, net.minecraft.core.BlockPos, net.minecraft.core.Direction)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annot cast int to net.minecraft.core.Direction[]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boolean net.minecraft.world.level.block.piston.PistonBaseBlock.moveBlocks(net.minecraft.world.level.Level, net.minecraft.core.BlockPos, net.minecraft.core.Direction, boolean)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nnot cast int to net.minecraft.world.level.block.state.properties.PistonType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level.block.TripWireHookBlock.calculateState(net.minecraft.world.level.Level, net.minecraft.core.BlockPos, net.minecraft.world.level.block.state.BlockState, boolean, boolean, int, net.minecraft.world.level.block.state.BlockState)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Cannot cast int to net.minecraft.world.level.block.state.BlockState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level.levelgen.structure.structures.NetherFortressPieces.CastleStalkRoom.postProcess(net.minecraft.world.level.WorldGenLevel, net.minecraft.world.level.StructureManager, net.minecraft.world.level.chunk.ChunkGenerator, net.minecraft.util.RandomSource, net.minecraft.world.level.levelgen.structure.BoundingBox, net.minecraft.world.level.ChunkPos, net.minecraft.core.BlockPos)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Cannot cast int to net.minecraft.world.level.block.state.BlockState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network.syncher.EntityDataAccessor net.minecraft.network.syncher.SynchedEntityData.defineId(java.lang.Class, net.minecraft.network.syncher.EntityDataSerializer)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annot cast java.lang.Object to in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entity.ai.sensing.SecondaryPoiSensor.doTick(net.minecraft.server.level.ServerLevel, net.minecraft.world.entity.npc.Villager)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annot cast int to net.minecraft.world.entity.ai.Brain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java.util.Set net.minecraft.world.level.levelgen.feature.VegetationPatchFeature.placeGroundPatch(net.minecraft.world.level.WorldGenLevel, net.minecraft.world.level.levelgen.feature.configurations.VegetationPatchConfiguration, net.minecraft.util.RandomSource, net.minecraft.core.BlockPos, java.util.function.Predicate, int, int)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annot cast int to net.minecraft.world.level.block.state.BlockState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int net.minecraft.server.commands.FunctionCommand.runFunction(net.minecraft.commands.CommandSourceStack, java.util.Collection, net.minecraft.nbt.CompoundTag)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nnot cast java.util.Iterator to in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network.chat.Component net.minecraft.server.commands.FunctionCommand.lambda$runFunction$11(int, java.util.Collection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nnot cast java.util.Iterator to (int char short byte)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network.chat.Component net.minecraft.server.commands.FunctionCommand.lambda$runFunction$9(int, java.util.Collection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nnot cast java.util.Iterator to (int char short byte)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network.chat.Component net.minecraft.server.commands.FunctionCommand.lambda$runFunction$8(int, java.util.Collection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nnot cast java.util.Iterator to (int char short byte)</text:p>
          </table:table-cell>
        </table:table-row>
        <table:table-row table:style-name="ro1">
          <table:table-cell/>
          <table:table-cell office:value-type="string" calcext:value-type="string">
            <text:p>DecompilationException</text:p>
          </table:table-cell>
          <table:table-cell office:value-type="string" calcext:value-type="string">
            <text:p>In method void net.minecraft.world.level.chunk.PalettedContainer.&lt;init&gt;(net.minecraft.core.IdMap, net.minecraft.world.level.chunk.PalettedContainer.Strategy, net.minecraft.world.level.chunk.PalettedContainer.Data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ter scope already has been set (old: MethodScope(void net.minecraft.world.level.chunk.PalettedContainer.&lt;init&gt;(net.minecraft.core.IdMap, net.minecraft.world.level.chunk.PalettedContainer.Strategy, net.minecraft.world.level.chunk.PalettedContainer.Configuration, net.minecraft.util.BitStorage, java.util.List), 0 - 0), new: MethodScope(void net.minecraft.world.level.chunk.PalettedContainer.&lt;init&gt;(net.minecraft.core.IdMap, net.minecraft.world.level.chunk.PalettedContainer.Strategy, net.minecraft.world.level.chunk.PalettedContainer.Data), 0 - 0))</text:p>
          </table:table-cell>
        </table:table-row>
        <table:table-row table:style-name="ro1">
          <table:table-cell/>
          <table:table-cell office:value-type="string" calcext:value-type="string">
            <text:p>DecompilationException</text:p>
          </table:table-cell>
          <table:table-cell office:value-type="string" calcext:value-type="string">
            <text:p>In method void net.minecraft.world.level.chunk.PalettedContainer.&lt;init&gt;(net.minecraft.core.IdMap, java.lang.Object, net.minecraft.world.level.chunk.PalettedContainer.Strategy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uter scope already has been set (old: MethodScope(void net.minecraft.world.level.chunk.PalettedContainer.&lt;init&gt;(net.minecraft.core.IdMap, net.minecraft.world.level.chunk.PalettedContainer.Strategy, net.minecraft.world.level.chunk.PalettedContainer.Configuration, net.minecraft.util.BitStorage, java.util.List), 0 - 0), new: MethodScope(void net.minecraft.world.level.chunk.PalettedContainer.&lt;init&gt;(net.minecraft.core.IdMap, java.lang.Object, net.minecraft.world.level.chunk.PalettedContainer.Strategy), 0 - 0))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java.util.List net.minecraft.util.profiling.FilledProfileResults.getTimes(java.lang.String)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annot cast java.util.Iterator to floa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level.levelgen.structure.structures.DesertPyramidPiece.postProcess(net.minecraft.world.level.WorldGenLevel, net.minecraft.world.level.StructureManager, net.minecraft.world.level.chunk.ChunkGenerator, net.minecraft.util.RandomSource, net.minecraft.world.level.levelgen.structure.BoundingBox, net.minecraft.world.level.ChunkPos, net.minecraft.core.BlockPos)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Cannot cast int to net.minecraft.world.level.block.state.BlockState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level.levelgen.structure.structures.DesertPyramidPiece.placeCollapsedRoof(net.minecraft.world.level.WorldGenLevel, net.minecraft.world.level.levelgen.structure.BoundingBox, int, int, int, int, int)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annot cast int to net.minecraft.util.RandomSource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gui.GuiGraphics.renderTooltipInternal(net.minecraft.client.gui.Font, java.util.List, int, int, net.minecraft.client.gui.screens.inventory.tooltip.ClientTooltipPositioner)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Cannot cast java.util.Iterator to in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gui.GuiGraphics.lambda$renderTooltipInternal$5(int, int, int, int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nnot cast java.util.Iterator to (int char short byte)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world.phys.shapes.DiscreteVoxelShape net.minecraft.world.level.levelgen.feature.TreeFeature.updateLeaves(net.minecraft.world.level.LevelAccessor, net.minecraft.world.level.levelgen.structure.BoundingBox, java.util.Set, java.util.Set, java.util.Set)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Cannot cast int to java.util.Iterator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level.levelgen.NoiseChunk.&lt;init&gt;(int, net.minecraft.world.level.levelgen.RandomState, int, int, net.minecraft.world.level.levelgen.NoiseSettings, net.minecraft.world.level.levelgen.DensityFunctions.BeardifierOrMarker, net.minecraft.world.level.levelgen.NoiseGeneratorSettings, net.minecraft.world.level.levelgen.Aquifer.FluidPicker, net.minecraft.world.level.levelgen.blending.Blender)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not cast int to net.minecraft.world.level.levelgen.NoiseRouter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world.entity.animal.goat.Goat net.minecraft.world.entity.animal.goat.Goat.getBreedOffspring(net.minecraft.server.level.ServerLevel, net.minecraft.world.entity.AgeableMob)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annot cast net.minecraft.world.entity.animal.goat.Goat to (int char short byte boolean)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world.item.crafting.ShapedRecipe net.minecraft.world.item.crafting.ShapedRecipe.Serializer.fromNetwork(net.minecraft.network.FriendlyByteBuf)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annot cast int to net.minecraft.world.item.ItemStack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com.mojang.serialization.DataResult net.minecraft.world.item.crafting.ShapedRecipe.Serializer.lambda$static$10(net.minecraft.world.item.crafting.ShapedRecipe.Serializer.RawShapedRecipe)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annot cast int to net.minecraft.world.item.crafting.ShapedRecipe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boolean net.minecraft.world.level.levelgen.feature.DesertWellFeature.place(net.minecraft.world.level.levelgen.feature.FeaturePlaceContext)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Cannot cast int to java.util.Iterator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gui.Gui.renderHotbar(float, net.minecraft.client.gui.GuiGraphics)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Cannot cast int to floa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gui.Gui.displayScoreboardSidebar(net.minecraft.client.gui.GuiGraphics, net.minecraft.world.scores.Objective)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not cast java.util.Iterator to in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gui.Gui.renderPlayerHealth(net.minecraft.client.gui.GuiGraphics)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Cannot cast int to net.minecraft.world.entity.LivingEntity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world.item.ItemStack net.minecraft.world.item.crafting.BookCloningRecipe.assemble(net.minecraft.world.inventory.CraftingContainer, net.minecraft.core.RegistryAccess)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annot cast int to net.minecraft.world.item.ItemStack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gui.components.debugchart.AbstractDebugChart.drawChart(net.minecraft.client.gui.GuiGraphics, int, int)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Cannot cast int to java.lang.String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particle.VibrationSignalParticle.renderSignal(com.mojang.blaze3d.vertex.VertexConsumer, net.minecraft.client.Camera, float, java.util.function.Consumer)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Cannot cast int to floa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world.phys.shapes.VoxelShape[] net.minecraft.world.level.block.PipeBlock.makeShapes(float)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annot cast int to net.minecraft.world.phys.shapes.VoxelShape[]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BlockUtil.FoundRectangle net.minecraft.BlockUtil.getLargestRectangleAround(net.minecraft.core.BlockPos, net.minecraft.core.Direction.Axis, int, net.minecraft.core.Direction.Axis, int, java.util.function.Predicate)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Cannot cast int to com.mojang.datafixers.util.Pair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float net.minecraft.world.entity.player.Player.getDestroySpeed(net.minecraft.world.level.block.state.BlockState)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nnot cast int to floa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boolean net.minecraft.server.advancements.AdvancementVisibilityEvaluator.evaluateVisibility(net.minecraft.advancements.AdvancementNode, it.unimi.dsi.fastutil.Stack, java.util.function.Predicate, net.minecraft.server.advancements.AdvancementVisibilityEvaluator.Output)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annot cast java.util.Iterator to (int char short byte boolean)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int net.minecraft.server.commands.FillBiomeCommand.fill(net.minecraft.commands.CommandSourceStack, net.minecraft.core.BlockPos, net.minecraft.core.BlockPos, net.minecraft.core.Holder.Reference, java.util.function.Predicate)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Cannot cast int to org.apache.commons.lang3.mutable.MutableIn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net.minecraft.network.chat.Component net.minecraft.server.commands.FillBiomeCommand.lambda$fill$6(org.apache.commons.lang3.mutable.MutableInt, net.minecraft.world.level.levelgen.structure.BoundingBox)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annot cast int to org.apache.commons.lang3.mutable.MutableIn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int net.minecraft.commands.Commands.performCommand(com.mojang.brigadier.ParseResults, java.lang.String)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Cannot cast java.lang.Exception to (int char short byte boolean)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com.mojang.blaze3d.font.GlyphProvider net.minecraft.client.gui.font.providers.BitmapProvider.Definition.load(net.minecraft.server.packs.resources.ResourceManager)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Cannot cast int to net.minecraft.client.gui.font.providers.BitmapProvider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level.Explosion.explode()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Cannot cast int to floa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level.levelgen.structure.structures.WoodlandMansionPieces.MansionGrid.recursiveCorridor(net.minecraft.world.level.levelgen.structure.structures.WoodlandMansionPieces.SimpleGrid, int, int, net.minecraft.core.Direction, int)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Cannot cast int to net.minecraft.core.Direction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level.levelgen.structure.structures.WoodlandMansionPieces.MansionGrid.setupThirdFloor()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Cannot cast int to net.minecraft.util.Tuple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client.gui.screens.PopupScreen.init()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annot cast com.google.common.collect.UnmodifiableIterator to in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level.levelgen.structure.structures.StrongholdPieces.RoomCrossing.postProcess(net.minecraft.world.level.WorldGenLevel, net.minecraft.world.level.StructureManager, net.minecraft.world.level.chunk.ChunkGenerator, net.minecraft.util.RandomSource, net.minecraft.world.level.levelgen.structure.BoundingBox, net.minecraft.world.level.ChunkPos, net.minecraft.core.BlockPos)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Cannot cast int to net.minecraft.world.level.block.state.BlockState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net.minecraft.world.level.block.entity.BrewingStandBlockEntity.doBrew(net.minecraft.world.level.Level, net.minecraft.core.BlockPos, net.minecraft.core.NonNullList)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annot cast int to net.minecraft.world.item.ItemStack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void com.mojang.blaze3d.audio.Library.init(java.lang.String, boolean)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Cannot cast org.lwjgl.system.MemoryStack to int</text:p>
          </table:table-cell>
        </table:table-row>
        <table:table-row table:style-name="ro1">
          <table:table-cell/>
          <table:table-cell office:value-type="string" calcext:value-type="string">
            <text:p>TypeCastException</text:p>
          </table:table-cell>
          <table:table-cell office:value-type="string" calcext:value-type="string">
            <text:p>In method boolean net.minecraft.world.level.levelgen.feature.SculkPatchFeature.place(net.minecraft.world.level.levelgen.feature.FeaturePlaceContext)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annot cast int to boolean</text:p>
          </table:table-cell>
        </table:table-row>
      </table:table>
      <table:named-expressions/>
      <table:database-ranges>
        <table:database-range table:name="__Anonymous_Sheet_DB__0" table:target-range-address="Лист1.B1:Лист1.E482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4">00.00.0000</text:date>, <text:time style:data-style-name="N2" text:time-value="02:16:52.70986605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13T00:11:40.101605191</meta:creation-date>
    <dc:date>2024-08-04T04:44:43.155658748</dc:date>
    <meta:editing-duration>PT17H51M52S</meta:editing-duration>
    <meta:editing-cycles>12</meta:editing-cycles>
    <meta:generator>LibreOffice/6.4.7.2$Linux_X86_64 LibreOffice_project/40$Build-2</meta:generator>
    <meta:document-statistic meta:table-count="1" meta:cell-count="1144" meta:object-count="0"/>
  </office:meta>
</office:document-meta>
</file>